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3cm" draw:marker-start="Arrow" draw:marker-start-width="0.245cm" draw:marker-end="Arrow" draw:marker-end-width="0.245cm" draw:fill="solid" draw:fill-color="#ccffff" draw:textarea-horizontal-align="center" draw:textarea-vertical-align="middle" fo:padding-top="0.14cm" fo:padding-bottom="0.14cm" fo:padding-left="0.265cm" fo:padding-right="0.265cm"/>
    </style:style>
    <style:style style:name="gr2" style:family="graphic" style:parent-style-name="standard">
      <style:graphic-properties draw:marker-start="" draw:marker-end="" draw:fill="hatch" draw:fill-color="#000000" draw:fill-hatch-name="Black_20_45_20_Degrees" draw:textarea-horizontal-align="center" draw:textarea-vertical-align="middle"/>
    </style:style>
    <style:style style:name="gr3" style:family="graphic" style:parent-style-name="standard">
      <style:graphic-properties svg:stroke-width="0.03cm" draw:marker-start="" draw:marker-start-width="0.245cm" draw:marker-end="" draw:marker-end-width="0.245cm" draw:fill="solid" draw:fill-color="#000000" draw:textarea-horizontal-align="center" draw:textarea-vertical-align="middle" fo:padding-top="0.14cm" fo:padding-bottom="0.14cm" fo:padding-left="0.265cm" fo:padding-right="0.265cm"/>
    </style:style>
    <style:style style:name="gr4" style:family="graphic" style:parent-style-name="objectwithoutfill">
      <style:graphic-properties svg:stroke-width="0.03cm" draw:marker-start="" draw:marker-start-width="0.345cm" draw:marker-end="" draw:marker-end-width="0.345cm" draw:fill="none" draw:fill-color="#000000" draw:textarea-horizontal-align="center" draw:textarea-vertical-align="middle" fo:padding-top="0.14cm" fo:padding-bottom="0.14cm" fo:padding-left="0.265cm" fo:padding-right="0.265cm"/>
    </style:style>
    <style:style style:name="gr5" style:family="graphic" style:parent-style-name="standard">
      <style:graphic-properties svg:stroke-width="0cm" draw:marker-start="" draw:marker-start-width="0.2cm" draw:marker-end="" draw:marker-end-width="0.2cm" draw:fill="hatch" draw:fill-color="#000000" draw:fill-hatch-name="Black_20_45_20_Degrees" draw:textarea-horizontal-align="center" draw:textarea-vertical-align="middle" fo:padding-top="0.125cm" fo:padding-bottom="0.125cm" fo:padding-left="0.25cm" fo:padding-right="0.25cm"/>
    </style:style>
    <style:style style:name="gr6" style:family="graphic" style:parent-style-name="standard">
      <style:graphic-properties draw:stroke="solid" svg:stroke-width="0.03cm" draw:marker-start="" draw:marker-start-width="0.245cm" draw:marker-end="" draw:marker-end-width="0.245cm" draw:fill="solid" draw:fill-color="#000000" draw:textarea-horizontal-align="center" draw:textarea-vertical-align="middle" fo:padding-top="0.09cm" fo:padding-bottom="0.09cm" fo:padding-left="0.215cm" fo:padding-right="0.215cm"/>
    </style:style>
    <style:style style:name="gr7" style:family="graphic" style:parent-style-name="standard">
      <style:graphic-properties draw:stroke="solid" svg:stroke-width="0cm" draw:marker-start="" draw:marker-start-width="0.155cm" draw:marker-end="" draw:marker-end-width="0.155cm" draw:fill="hatch" draw:fill-color="#000000" draw:fill-hatch-name="Black_20_45_20_Degrees" draw:textarea-horizontal-align="center" draw:textarea-vertical-align="middle" fo:padding-top="0.075cm" fo:padding-bottom="0.075cm" fo:padding-left="0.2cm" fo:padding-right="0.2cm"/>
    </style:style>
    <style:style style:name="gr8" style:family="graphic" style:parent-style-name="standard">
      <style:graphic-properties draw:stroke="dash" draw:stroke-dash="Ultrafine_20_Dashed" svg:stroke-width="0.03cm" draw:marker-start="" draw:marker-end="" draw:fill="solid" draw:fill-color="#000000" draw:textarea-horizontal-align="center" draw:textarea-vertical-align="middle" fo:padding-top="0.14cm" fo:padding-bottom="0.14cm" fo:padding-left="0.265cm" fo:padding-right="0.265cm"/>
    </style:style>
    <style:style style:name="P1" style:family="paragraph">
      <style:paragraph-properties fo:text-align="center"/>
    </style:style>
  </office:automatic-styles>
  <office:body>
    <office:drawing>
      <draw:page draw:name="page1" draw:style-name="dp1" draw:master-page-name="Standard">
        <office:forms form:automatic-focus="false" form:apply-design-mode="false"/>
        <draw:path draw:style-name="gr1" draw:text-style-name="P1" draw:layer="layout" svg:width="8.319cm" svg:height="5.758cm" svg:x="1.869cm" svg:y="1.909cm" svg:viewBox="0 0 8320 5759" svg:d="m586 0c142 7 306-23 423 96 125 127 282 220 395 368 107 141 240 263 341 409 100 144 236 254 382 341 142 85 294 152 450 218 136 57 275 46 409 82 149 40 300 24 451 28 148 4 301 14 450 0 141-14 279-65 422-69 139-3 273-47 410-68 136-21 269-66 409-68 139-1 281 0 422 0 159 0 319-2 478 0 141 2 284-16 423 14 162 35 322 79 477 150 154 70 293 167 436 259 160 104 235 266 396 368 164 104 248 291 354 450 89 133 110 296 151 450 37 140 57 288 54 437-3 159 13 323-27 477-40 154-60 302-137 450-74 142-145 286-245 409-119 147-232 307-382 423-144 112-306 205-477 273-157 63-334 65-478 163-133 90-289 22-436 68-144 45-302 31-450 14-157-18-310-42-464-82-163-42-335-52-491-109-170-62-333-84-504-150-156-60-320-92-478-136-175-48-354-89-518-164-162-74-322-152-491-204-180-55-346-137-491-246-144-108-299-200-423-327-148-152-299-302-450-450-141-137-221-325-341-478-115-146-204-308-300-463-83-134-137-283-204-423-69-144-127-293-191-437-65-145-112-299-191-436-78-134-108-287-137-436-26-138-6-284 0-423 6-145 36-291 109-423z">
          <text:p/>
        </draw:path>
        <draw:path draw:style-name="gr2" draw:text-style-name="P1" draw:layer="layout" svg:width="1.222cm" svg:height="3.756cm" svg:x="5.165cm" svg:y="3.4cm" svg:viewBox="0 0 1223 3757" svg:d="m153 1324c180-797 481-1359 734-1322 301 45 423 921 270 1957-153 1035-522 1839-822 1795-301-44-423-920-270-1956 22-154 49-302 88-474z">
          <text:p/>
        </draw:path>
        <draw:ellipse draw:style-name="gr3" draw:text-style-name="P1" draw:layer="layout" svg:width="1.104cm" svg:height="3.791cm" draw:transform="rotate (-0.146258591318284) translate (5.519cm 3.322cm)" draw:kind="arc" draw:start-angle="267.17" draw:end-angle="102.39">
          <text:p/>
        </draw:ellipse>
        <draw:polyline draw:style-name="gr4" draw:text-style-name="P1" draw:layer="layout" svg:width="4.984cm" svg:height="7.051cm" svg:x="5.995cm" svg:y="1.937cm" svg:viewBox="0 0 4985 7052" draw:points="961,1309 1193,0 4984,0 4000,7051 0,7051 279,5403">
          <text:p/>
        </draw:polyline>
        <draw:polyline draw:style-name="gr4" draw:text-style-name="P1" draw:layer="layout" svg:width="4.984cm" svg:height="7.051cm" svg:x="3.011cm" svg:y="1.457cm" svg:viewBox="0 0 4985 7052" draw:points="913,1584 1193,0 4984,0 4000,7051 0,7051 426,4535">
          <text:p/>
        </draw:polyline>
        <draw:polyline draw:style-name="gr4" draw:text-style-name="P1" draw:layer="layout" svg:width="4.984cm" svg:height="7.051cm" svg:x="0.995cm" svg:y="0.906cm" svg:viewBox="0 0 4985 7052" draw:points="913,1584 1193,0 4984,0 4000,7051 0,7051 913,1584">
          <text:p/>
        </draw:polyline>
        <draw:ellipse draw:style-name="gr3" draw:text-style-name="P1" draw:layer="layout" svg:width="0.674cm" svg:height="2.459cm" draw:transform="skewX (-0.0682423737529655) rotate (-0.435110582523291) translate (3.499cm 2.842cm)" draw:kind="arc" draw:start-angle="262.04" draw:end-angle="84.41">
          <text:p/>
        </draw:ellipse>
        <draw:path draw:style-name="gr5" draw:text-style-name="P1" draw:layer="layout" svg:width="1.076cm" svg:height="2.319cm" svg:x="2.823cm" svg:y="2.974cm" svg:viewBox="0 0 1077 2320" svg:d="m255 956c242-602 561-1023 725-947 169 79 108 658-137 1293-244 635-579 1087-748 1009-152-71-118-550 70-1109z">
          <text:p/>
        </draw:path>
        <draw:ellipse draw:style-name="gr6" draw:text-style-name="P1" draw:layer="layout" svg:width="2.1cm" svg:height="4.346cm" draw:transform="rotate (-0.19390607989772) translate (7.692cm 3.185cm)" draw:kind="arc" draw:start-angle="275.44" draw:end-angle="81.33">
          <text:p/>
        </draw:ellipse>
        <draw:path draw:style-name="gr7" draw:text-style-name="P1" draw:layer="layout" svg:width="2.225cm" svg:height="4.285cm" svg:x="7.192cm" svg:y="3.378cm" svg:viewBox="0 0 2226 4286" svg:d="m118 1773c257-1091 872-1870 1413-1763 568 112 843 1157 612 2335-231 1177-881 2041-1449 1930-568-112-843-1157-612-2335z">
          <text:p/>
        </draw:path>
        <draw:line draw:style-name="gr8" draw:text-style-name="P1" draw:layer="layout" svg:x1="6.969cm" svg:y1="3.246cm" svg:x2="6.274cm" svg:y2="7.34cm">
          <text:p/>
        </draw:line>
        <draw:line draw:style-name="gr8" draw:text-style-name="P1" draw:layer="layout" svg:x1="3.928cm" svg:y1="3.082cm" svg:x2="3.451cm" svg:y2="5.97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5cm" fo:page-height="20.989cm" style:print-orientation="landscape"/>
    </style:page-layout>
    <style:page-layout style:name="PM1">
      <style:page-layout-properties fo:margin-top="0.457cm" fo:margin-bottom="0.491cm" fo:margin-left="0.495cm" fo:margin-right="0.521cm" fo:page-width="12cm" fo:page-height="10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 draw:name="Couche4"/>
    </draw:layer-set>
    <style:master-page style:name="Standard"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initial-creator>David Legland</meta:initial-creator>
    <meta:creation-date>2006-05-04T12:02:28</meta:creation-date>
    <dc:creator>David Legland</dc:creator>
    <dc:date>2006-05-04T16:00:14</dc:date>
    <dc:language>fr-FR</dc:language>
    <meta:editing-cycles>4</meta:editing-cycles>
    <meta:editing-duration>PT3H57M47S</meta:editing-duration>
    <meta:user-defined meta:name="Info 1"/>
    <meta:user-defined meta:name="Info 2"/>
    <meta:user-defined meta:name="Info 3"/>
    <meta:user-defined meta:name="Info 4"/>
    <meta:document-statistic meta:object-count="12"/>
  </office:meta>
</office:document-meta>
</file>